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padding="0.0291in" fo:border-left="none" fo:border-right="none" fo:border-top="none" fo:border-bottom="0.0008in solid #000000" style:text-autospace="none" style:join-border="fals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9" style:family="paragraph" style:parent-style-name="Standard" style:list-style-name="L1">
      <style:paragraph-properties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0" style:family="paragraph" style:parent-style-name="Standard" style:list-style-name="L1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2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2">
      <style:paragraph-properties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16" style:family="paragraph" style:parent-style-name="Standard">
      <style:paragraph-properties style:text-autospace="none"/>
      <style:text-properties style:font-name="Calibri" fo:font-size="11pt" fo:language="en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17" style:family="paragraph" style:parent-style-name="Standard" style:list-style-name="L2">
      <style:paragraph-properties style:text-autospace="none"/>
      <style:text-properties style:text-line-through-style="solid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2">
      <style:paragraph-properties style:text-autospace="none"/>
      <style:text-properties style:text-line-through-style="solid" fo:font-weight="normal" style:font-weight-asian="normal" style:font-weight-complex="normal"/>
    </style:style>
    <style:style style:name="P19" style:family="paragraph" style:parent-style-name="Standard" style:list-style-name="L2">
      <style:paragraph-properties style:text-autospace="none"/>
      <style:text-properties fo:font-weight="normal" style:font-weight-asian="normal" style:font-weight-complex="normal"/>
    </style:style>
    <style:style style:name="P20" style:family="paragraph" style:parent-style-name="Standard">
      <style:paragraph-properties style:text-autospace="none"/>
      <style:text-properties fo:font-weight="normal" style:font-weight-asian="normal" style:font-weight-complex="normal"/>
    </style:style>
    <style:style style:name="P21" style:family="paragraph" style:parent-style-name="Standard" style:list-style-name="L2">
      <style:paragraph-properties style:text-autospace="none"/>
      <style:text-properties fo:font-weight="bold" style:font-weight-asian="bold" style:font-weight-complex="bold"/>
    </style:style>
    <style:style style:name="P22" style:family="paragraph" style:parent-style-name="Standard" style:list-style-name="L2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5" style:family="text">
      <style:text-properties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font-variant="normal" fo:text-transform="none" fo:color="#111111" style:font-name="Calibri" fo:font-size="11pt" fo:letter-spacing="normal" fo:language="en" fo:country="none" fo:font-style="normal" fo:font-weight="normal" fo:background-color="transparent" style:font-name-asian="Calibri" style:font-size-asian="11pt" style:font-name-complex="Calibri" style:font-size-complex="11pt"/>
    </style:style>
    <style:style style:name="T7" style:family="text">
      <style:text-properties fo:color="#111111" style:font-name="Calibri" fo:font-size="11pt" fo:language="en" fo:country="none" fo:background-color="transparent" style:font-name-asian="Calibri" style:font-size-asian="11pt" style:font-name-complex="Calibri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cc00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12" style:family="text">
      <style:text-properties fo:color="#ffcc00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3" style:family="text">
      <style:text-properties fo:color="#99ccff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14" style:family="text">
      <style:text-properties fo:color="#99ccff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5" style:family="text">
      <style:text-properties fo:color="#9966cc"/>
    </style:style>
    <style:style style:name="T16" style:family="text">
      <style:text-properties fo:color="#9966cc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17" style:family="text">
      <style:text-properties fo:color="#9966cc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8" style:family="text">
      <style:text-properties fo:color="#9966cc" style:font-name="Calibri" fo:font-size="11pt" fo:language="en" fo:country="none" style:font-name-asian="Calibri" style:font-size-asian="11pt" style:font-name-complex="Calibri" style:font-size-complex="11pt"/>
    </style:style>
    <style:style style:name="T19" style:family="text">
      <style:text-properties fo:color="#999966"/>
    </style:style>
    <style:style style:name="T20" style:family="text">
      <style:text-properties fo:color="#999966" style:font-name="Calibri" fo:font-size="11pt" fo:language="en" fo:country="none" fo:font-style="italic" style:font-name-asian="Calibri" style:font-size-asian="11pt" style:font-style-asian="italic" style:font-name-complex="Calibri" style:font-size-complex="11pt" style:font-style-complex="italic"/>
    </style:style>
    <style:style style:name="T21" style:family="text">
      <style:text-properties fo:color="#999966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22" style:family="text">
      <style:text-properties fo:color="#999966" style:font-name="Calibri" fo:font-size="11pt" fo:language="en" fo:country="none" style:font-name-asian="Calibri" style:font-size-asian="11pt" style:font-name-complex="Calibri" style:font-size-complex="11pt"/>
    </style:style>
    <style:style style:name="T23" style:family="text">
      <style:text-properties fo:color="#3399ff" style:font-name="Calibri" fo:font-size="11pt" fo:language="en" fo:country="none" style:font-name-asian="Calibri" style:font-size-asian="11pt" style:font-name-complex="Calibri" style:font-size-complex="11pt"/>
    </style:style>
    <style:style style:name="T24" style:family="text">
      <style:text-properties fo:color="#3399ff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5" style:family="text">
      <style:text-properties fo:color="#666699" style:font-name="Calibri" fo:font-size="11pt" fo:language="en" fo:country="none" style:font-name-asian="Calibri" style:font-size-asian="11pt" style:font-name-complex="Calibri" style:font-size-complex="11pt"/>
    </style:style>
    <style:style style:name="T26" style:family="text">
      <style:text-properties fo:color="#666699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7" style:family="text">
      <style:text-properties fo:color="#666699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ff6666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29" style:family="text">
      <style:text-properties fo:color="#ff6666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0" style:family="text">
      <style:text-properties fo:color="#ff6666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cc33" style:font-name="Calibri" fo:font-size="11pt" fo:language="en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32" style:family="text">
      <style:text-properties fo:color="#00cc33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3" style:family="text">
      <style:text-properties fo:color="#00cc33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ff66ff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5" style:family="text">
      <style:text-properties fo:color="#ff66f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1in" fo:text-indent="-0.25in" fo:margin-left="0.7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FPA GLOBAL DASHBOARD</text:p>
      <text:p text:style-name="P7">AY landing </text:p>
      <text:p text:style-name="P7"/>
      <text:p text:style-name="P7">Only one indicator by default - Percentage of women aged 20-24 who got married before age 18 </text:p>
      <text:p text:style-name="P7">Values taken from separate file - D:\project\htdocs\unfpa-global-ay\sites\default\files\adolscent-youth\files\config_files\data_v46\mapdatafiles\mapData.json</text:p>
      <text:p text:style-name="P7">(all contry values for this particular indicator)</text:p>
      <text:p text:style-name="P7"/>
      <text:p text:style-name="P7">-------</text:p>
      <text:p text:style-name="P7">All charts value to show in map indicator wise from one xml file - <text:s/>'/adolscent-youth/files/config_files/data_v46/' . ($areaID). "/iusdata.xml";</text:p>
      <text:p text:style-name="P7">Even the default indicator in live site has vallue in this xml</text:p>
      <text:p text:style-name="P3">that is why it shows value for rwanda and make it active.</text:p>
      <text:p text:style-name="P3"/>
      <text:p text:style-name="P8"/>
      <text:p text:style-name="P6">AY landing </text:p>
      <text:p text:style-name="P3"/>
      <text:p text:style-name="P1"><text:span text:style-name="T1">Default indicator on live site '</text:span><text:span text:style-name="T6">Percentage of women aged 20-24 who got married before age 18 or 15</text:span><text:span text:style-name="T7"> </text:span><text:span text:style-name="T1">' Indicator map values from file : /adolscent-youth/files/config_files/data_v46/mapdatafiles/mapData.json'; (Not using)</text:span></text:p>
      <text:p text:style-name="P3"/>
      <text:list xml:id="list600113656741571971" text:style-name="L1">
        <text:list-item>
          <text:p text:style-name="P9">get all countries from file : /adolscent-youth/files/config_files/data_v46/arealist.json';</text:p>
        </text:list-item>
        <text:list-item>
          <text:p text:style-name="P9">get indicator wise data for all countries from file : /adolscent-youth/files/config_files/data_v46/' . ($areaID). "/iusdata.xml"; </text:p>
        </text:list-item>
        <text:list-item>
          <text:p text:style-name="P9">pass data to simple map</text:p>
        </text:list-item>
      </text:list>
      <text:p text:style-name="P3"/>
      <text:p text:style-name="P6">FGM landing</text:p>
      <text:p text:style-name="P3"/>
      <text:p text:style-name="P3">Default indicator on live site 'Prevelance' Indicator map values from file :</text:p>
      <text:p text:style-name="P3">'/fgm/files/data_v1/d3_data/data/mapData.json'; <text:s/>(Using)</text:p>
      <text:p text:style-name="P3"/>
      <text:list xml:id="list35221055" text:continue-numbering="true" text:style-name="L1">
        <text:list-item>
          <text:p text:style-name="P9">get all countries from file : '/fgm/files/data_v1/CountryList.json';</text:p>
        </text:list-item>
        <text:list-item>
          <text:p text:style-name="P9">get indicator wise data for all countries from file : /fgm/files/data_v1/' . $countries_list[$i] . '.json';</text:p>
        </text:list-item>
        <text:list-item>
          <text:p text:style-name="P9">pass data to simple map</text:p>
        </text:list-item>
      </text:list>
      <text:p text:style-name="P3"/>
      <text:p text:style-name="P6">AY detail</text:p>
      <text:list xml:id="list5778203661657313342" text:style-name="L2">
        <text:list-item>
          <text:p text:style-name="P17">get value for variable “$allareaLevel5” using file : /adolscent-youth/files/config_files/iusfiles2.xml';</text:p>
          <text:list>
            <text:list-item>
              <text:p text:style-name="P17">Used to form callbackurl for both scenario (filexistAreaIdStatus=true or false) </text:p>
            </text:list-item>
          </text:list>
        </text:list-item>
        <text:list-item>
          <text:p text:style-name="P18"><text:span text:style-name="T1">get value for variable “AREA_JSON_DATA_OBJ” '/adolscent-youth/files/config_files/data_v46/' . </text:span><text:span text:style-name="T1">($areaID) . "/iusdata.xml";</text:span></text:p>
          <text:list>
            <text:list-item>
              <text:p text:style-name="P17"><text:soft-page-break/>Used to form callbackurl for one scenario (filexistAreaIdStatus= false) </text:p>
            </text:list-item>
            <text:list-item>
              <text:p text:style-name="P17">Used for bar charts – barChartData,seriesData</text:p>
            </text:list-item>
          </text:list>
        </text:list-item>
        <text:list-item>
          <text:p text:style-name="P17">Files for some countries when present get value for variable “$mapDisplayData” using file : /adolscent-youth/files/config_files/data_v46/mapdatafiles/' . $selAreaID . '.json';</text:p>
          <text:list>
            <text:list-item>
              <text:p text:style-name="P17">loadHCMapData(mapGeojson, mapData, map_div_id);</text:p>
            </text:list-item>
          </text:list>
        </text:list-item>
        <text:list-item>
          <text:p text:style-name="P17">Default indicator values used in live site for “select country” from seperate file : /adolscent-youth/files/config_files/data_v46/mapdatafiles/mapData.json'; used to get countries </text:p>
          <text:p text:style-name="P17"/>
        </text:list-item>
      </text:list>
      <text:p text:style-name="P5">All countries</text:p>
      <text:list xml:id="list35242574" text:continue-list="list35221055" text:style-name="L1">
        <text:list-item>
          <text:p text:style-name="P10">get all countries from file : /adolscent-youth/files/config_files/data_v46/arealist.json';</text:p>
        </text:list-item>
      </text:list>
      <text:p text:style-name="P4"/>
      <text:p text:style-name="P5">Map</text:p>
      <text:p text:style-name="P2"><text:span text:style-name="T1">Countries with files in folder: </text:span><text:span text:style-name="T3">/adolscent-youth/files/config_files/data_v46/mapdatafiles/' . $selAreaID . '.json';</text:span></text:p>
      <text:p text:style-name="P2"><text:span text:style-name="T3"><text:tab/></text:span></text:p>
      <text:list xml:id="list35229883" text:continue-list="list5778203661657313342" text:style-name="L2">
        <text:list-item>
          <text:p text:style-name="P19"><text:span text:style-name="T5">$</text:span><text:span text:style-name="T26">callbackURL</text:span><text:span text:style-name="T5"> = $maps_api_url . </text:span><text:span text:style-name="T4">$</text:span><text:span text:style-name="T28">allareaLevel5</text:span><text:span text:style-name="T5"> . '&amp;getChildren=no&amp;data=false&amp;tp=mrd';</text:span></text:p>
        </text:list-item>
        <text:list-item>
          <text:p text:style-name="P19"><text:span text:style-name="T5">“$</text:span><text:span text:style-name="T28">allareaLevel5</text:span><text:span text:style-name="T5">” using file : </text:span><text:span text:style-name="T4">/adolscent-youth/files/config_files/iusfiles2.xml</text:span><text:span text:style-name="T5">';; <text:s/></text:span></text:p>
        </text:list-item>
      </text:list>
      <text:p text:style-name="P20"><text:span text:style-name="T1"/></text:p>
      <text:list xml:id="list35219872" text:continue-numbering="true" text:style-name="L2">
        <text:list-header>
          <text:p text:style-name="P21"><text:span text:style-name="T5">loadHCMapData(</text:span><text:span text:style-name="T16">mapGeojson</text:span><text:span text:style-name="T5">, </text:span><text:span text:style-name="T20">mapData</text:span><text:span text:style-name="T5">, map_div_id);</text:span></text:p>
          <text:p text:style-name="P21"><text:span text:style-name="T5"/></text:p>
        </text:list-header>
        <text:list-item>
          <text:p text:style-name="P22"><text:span text:style-name="T23">data=$</text:span><text:span text:style-name="T25">callbackURL</text:span></text:p>
        </text:list-item>
        <text:list-item>
          <text:p text:style-name="P19"><text:span text:style-name="T17">mapGeojson</text:span><text:span text:style-name="T4"> = </text:span><text:span text:style-name="T24">data</text:span><text:span text:style-name="T4">.map;</text:span><text:span text:style-name="T5"> </text:span></text:p>
        </text:list-item>
        <text:list-item>
          <text:p text:style-name="P19"><text:span text:style-name="T21">mapData</text:span><text:span text:style-name="T2"> = </text:span><text:span text:style-name="T1"><text:s/>“$</text:span><text:span text:style-name="T2">mapDisplayData</text:span><text:span text:style-name="T1">” = </text:span><text:span text:style-name="T2">/adolscent-youth/files/config_files/data_v46/mapdatafiles/' . $selAreaID . '.json'</text:span></text:p>
        </text:list-item>
      </text:list>
      <text:p text:style-name="P20"><text:span text:style-name="T2"/></text:p>
      <text:p text:style-name="P20"><text:span text:style-name="T34">Note</text:span><text:span text:style-name="T2">: </text:span><text:span text:style-name="T1">For Nepal</text:span><text:span text:style-name="T2"> =</text:span><text:span text:style-name="T4"> </text:span></text:p>
      <text:p text:style-name="P20"><text:span text:style-name="T4"><text:tab/>$</text:span><text:span text:style-name="T26">callbackURL</text:span><text:span text:style-name="T4"> = </text:span><text:span text:style-name="T5">$maps_api_url </text:span><text:span text:style-name="T4">. $</text:span><text:span text:style-name="T28">allareaLevel5</text:span><text:span text:style-name="T4"> . '&amp;getChildren=yes&amp;' . '<text:tab/>data=false&amp;tp=mrd&amp;areaLevel=6';</text:span></text:p>
      <text:p text:style-name="P4">---------------------------------------------------------------------------------------------------------------------------------------</text:p>
      <text:p text:style-name="P2"><text:span text:style-name="T1">Countries with no files in folder : </text:span><text:span text:style-name="T3">/adolscent-youth/files/config_files/data_v46/mapdatafiles/' . $selAreaID . '.json';</text:span></text:p>
      <text:p text:style-name="P5"><text:tab/></text:p>
      <text:list xml:id="list35219116" text:continue-numbering="true" text:style-name="L2">
        <text:list-item>
          <text:p text:style-name="P19"><text:span text:style-name="T5">$</text:span><text:span text:style-name="T26">callbackURL</text:span><text:span text:style-name="T5"> = $maps_api_url . $</text:span><text:span text:style-name="T28">allareaLevel5</text:span><text:span text:style-name="T5"> . '&amp;getChildren=no&amp;ius=' . $</text:span><text:span text:style-name="T31">concatAllIusGid</text:span><text:span text:style-name="T5"> . '&amp;data=true&amp;tp=mrd';</text:span></text:p>
        </text:list-item>
        <text:list-item>
          <text:p text:style-name="P19"><text:span text:style-name="T1">“$</text:span><text:span text:style-name="T29">allareaLevel5</text:span><text:span text:style-name="T1">” using file : </text:span><text:span text:style-name="T2">/adolscent-youth/files/config_files/iusfiles2.xml</text:span><text:span text:style-name="T1">';; </text:span></text:p>
        </text:list-item>
        <text:list-item>
          <text:p text:style-name="P19"><text:span text:style-name="T1"><text:s text:c="2"/>'</text:span><text:span text:style-name="T32">concatAllIusGid</text:span><text:span text:style-name="T1">' using (</text:span><text:span text:style-name="T2">AREA_JSON_DATA_OBJ</text:span><text:span text:style-name="T1">”) to form '</text:span><text:span text:style-name="T2">callbackurl</text:span><text:span text:style-name="T1">' <text:s text:c="2"/>using file : <text:s/>'</text:span><text:span text:style-name="T2">/adolscent-youth/files/config_files/data_v46/' . ($areaID) . "/iusdata.xml</text:span><text:span text:style-name="T1">";</text:span></text:p>
        </text:list-item>
      </text:list>
      <text:p text:style-name="P23"><text:span text:style-name="T1"/></text:p>
      <text:p text:style-name="P15"><text:tab/>loadHCMapData(<text:span text:style-name="T15">mapGeojson</text:span>, <text:span text:style-name="T19">mpJsonObjtoArr</text:span>, map_div_id);</text:p>
      <text:p text:style-name="P16"/>
      <text:list xml:id="list35232716" text:continue-numbering="true" text:style-name="L2">
        <text:list-item>
          <text:p text:style-name="P22"><text:span text:style-name="T23">data=$</text:span><text:span text:style-name="T25">callbackURL</text:span></text:p>
        </text:list-item>
        <text:list-item>
          <text:p text:style-name="P22"><text:span text:style-name="T18">mapGeojson</text:span><text:span text:style-name="T1"> = </text:span><text:span text:style-name="T23">data</text:span><text:span text:style-name="T1">.map;</text:span></text:p>
        </text:list-item>
        <text:list-item>
          <text:p text:style-name="P22"><text:span text:style-name="T1"><text:s/></text:span><text:span text:style-name="T22">mpJsonObjtoArr</text:span><text:span text:style-name="T1">= <text:s/>mapDatafrmApi = </text:span><text:span text:style-name="T23">data</text:span><text:span text:style-name="T1">.data;</text:span></text:p>
        </text:list-item>
      </text:list>
      <text:p text:style-name="P4"><text:tab/></text:p>
      <text:p text:style-name="P4"><text:span text:style-name="T35">Note</text:span><text:span text:style-name="T8">: </text:span>For Nepal<text:span text:style-name="T8"> = </text:span></text:p>
      <text:p text:style-name="P4"><text:span text:style-name="T10"><text:tab/>$</text:span><text:span text:style-name="T27">callbackURL</text:span><text:span text:style-name="T10"> = </text:span><text:span text:style-name="T9">$maps_api_url </text:span><text:span text:style-name="T10">. $</text:span><text:span text:style-name="T30">allareaLevel5</text:span><text:span text:style-name="T10"> . '&amp;getChildren=yes&amp;ius=' . $</text:span><text:span text:style-name="T33">concatAllIusGid</text:span><text:span text:style-name="T10"> . <text:tab/>'&amp;data=true&amp;tp=mrd&amp;areaLevel=6';</text:span></text:p>
      <text:p text:style-name="P5"/>
      <text:p text:style-name="P5"/>
      <text:p text:style-name="P5"><text:soft-page-break/></text:p>
      <text:p text:style-name="P5">Bar chart</text:p>
      <text:list xml:id="list35220822" text:continue-numbering="true" text:style-name="L2">
        <text:list-item>
          <text:p text:style-name="P11">get value from <text:span text:style-name="T8">chartMapConfigXMLNodeObj</text:span></text:p>
        </text:list-item>
        <text:list-item>
          <text:p text:style-name="P11">get value for variable “<text:span text:style-name="T8">AREA_JSON_DATA_OBJ</text:span>” '/adolscent-youth/files/config_files/data_v46/' . ($areaID) . "/iusdata.xml"; -- &gt; barChartData,seriesData </text:p>
        </text:list-item>
        <text:list-item>
          <text:p text:style-name="P11">makeBarChart(graphDiv, firstOpt);</text:p>
        </text:list-item>
      </text:list>
      <text:p text:style-name="P5"/>
      <text:p text:style-name="P5">Pie chart</text:p>
      <text:list xml:id="list35226860" text:continue-numbering="true" text:style-name="L2">
        <text:list-item>
          <text:p text:style-name="P11">get value from <text:span text:style-name="T8">chartMapConfigXMLNodeObj</text:span></text:p>
        </text:list-item>
        <text:list-item>
          <text:p text:style-name="P11">get value for variable “<text:span text:style-name="T8">AREA_JSON_DATA_OBJ</text:span>” '/adolscent-youth/files/config_files/data_v46/' . ($areaID) . "/iusdata.xml"; -- &gt; pieChartData</text:p>
        </text:list-item>
        <text:list-item>
          <text:p text:style-name="P11">makePieChart(graphDiv, firstOpt);</text:p>
          <text:p text:style-name="P11"/>
        </text:list-item>
      </text:list>
      <text:p text:style-name="P5">Table</text:p>
      <text:list xml:id="list35241164" text:continue-numbering="true" text:style-name="L2">
        <text:list-item>
          <text:p text:style-name="P11">get value from <text:span text:style-name="T8">chartMapConfigXMLNodeObj</text:span></text:p>
        </text:list-item>
        <text:list-item>
          <text:p text:style-name="P11">get value for variable “<text:span text:style-name="T8">AREA_JSON_DATA_OBJ</text:span>” '/adolscent-youth/files/config_files/data_v46/' . ($areaID) . "/iusdata.xml"; </text:p>
        </text:list-item>
        <text:list-item>
          <text:p text:style-name="P11">makeTable(key, val);</text:p>
        </text:list-item>
      </text:list>
      <text:p text:style-name="P3"/>
      <text:p text:style-name="P6">FGM detail</text:p>
      <text:p text:style-name="P5">All countries</text:p>
      <text:list xml:id="list35221428" text:continue-list="list35242574" text:style-name="L1">
        <text:list-item>
          <text:p text:style-name="P10">get all countries from file : '/fgm/files/data_v1/CountryList.json';</text:p>
        </text:list-item>
      </text:list>
      <text:p text:style-name="P5">Map </text:p>
      <text:p text:style-name="P2"><text:span text:style-name="T1">Countries with files in folder: </text:span><text:span text:style-name="T3">/fgm/files/data_v1/d3_data/data/' . $country_code_three_digit . '.json';</text:span></text:p>
      <text:list xml:id="list35226650" text:continue-list="list35241164" text:style-name="L2">
        <text:list-item>
          <text:list>
            <text:list-header>
              <text:p text:style-name="P13">loadHCMapData(mapGeojson, mapData);</text:p>
            </text:list-header>
          </text:list>
        </text:list-item>
        <text:list-item>
          <text:p text:style-name="P19"><text:span text:style-name="T2">mapGeojson : </text:span><text:span text:style-name="T1">get value for variable “$allareaLevel5” to form '</text:span><text:span text:style-name="T2">callbackurl</text:span><text:span text:style-name="T1">' using file : /fgm/files/iusfiles2.xml';</text:span></text:p>
        </text:list-item>
        <text:list-item>
          <text:p text:style-name="P19"><text:span text:style-name="T2">mapData: </text:span><text:span text:style-name="T1">get value for variable “$mapDisplayData” using file : /fgm/files/data_v1/d3_data/data/' . $country_code_three_digit . '.json';</text:span></text:p>
        </text:list-item>
        <text:list-item>
          <text:p text:style-name="P11">Default indicator values used in live site for “select country” from seperate file : //fgm/files/data_v1/d3_data/data/mapData.json'; used to get countries </text:p>
          <text:list>
            <text:list-header>
              <text:p text:style-name="P13"/>
              <text:p text:style-name="P13"/>
            </text:list-header>
          </text:list>
        </text:list-item>
      </text:list>
      <text:p text:style-name="P2"><text:span text:style-name="T1">Countries with no files in folder: </text:span><text:span text:style-name="T3">/fgm/files/data_v1/d3_data/data/' . $country_code_three_digit . '.json';</text:span></text:p>
      <text:p text:style-name="P5"><text:tab/>loadHCMapData(mapGeojson, mpJsonObjtoArr, map_div_id);</text:p>
      <text:list xml:id="list35244427" text:continue-numbering="true" text:style-name="L2">
        <text:list-item>
          <text:p text:style-name="P19"><text:span text:style-name="T2">mapGeojson, mpJsonObjtoArr: </text:span><text:span text:style-name="T1">get value for variable “$allareaLevel5”to form '</text:span><text:span text:style-name="T2">callbackurl</text:span><text:span text:style-name="T1">' using file : /adolscent-youth/files/config_files/iusfiles2.xml';</text:span></text:p>
        </text:list-item>
        <text:list-item>
          <text:p text:style-name="P11">Default indicator values used in live site for “select country” from seperate file : /fgm/files/data_v1/d3_data/data/mapData.json'; used to get countries </text:p>
        </text:list-item>
      </text:list>
      <text:p text:style-name="P4"><text:tab/></text:p>
      <text:p text:style-name="P5"/>
      <text:p text:style-name="P5">Bar chart</text:p>
      <text:list xml:id="list35230591" text:continue-numbering="true" text:style-name="L2">
        <text:list-item>
          <text:p text:style-name="P11">get value for variable “<text:span text:style-name="T8">AREA_JSON_DATA_OBJ</text:span>” '/fgm/files/data_v1/' . $country_code_three_digit . '.json'; --&gt; mainObj</text:p>
        </text:list-item>
        <text:list-item>
          <text:p text:style-name="P13">loadGroupedChart function</text:p>
        </text:list-item>
      </text:list>
      <text:p text:style-name="P5">Pie chart</text:p>
      <text:list xml:id="list35242045" text:continue-numbering="true" text:style-name="L2">
        <text:list-item>
          <text:p text:style-name="P11">get value for variable “<text:span text:style-name="T8">AREA_JSON_DATA_OBJ</text:span>” '/fgm/files/data_v1/' . $country_code_three_digit . '.json'; -- &gt; mainObj</text:p>
        </text:list-item>
        <text:list-item>
          <text:p text:style-name="P13"><text:soft-page-break/>drawPieChart function</text:p>
          <text:p text:style-name="P13"/>
        </text:list-item>
      </text:list>
      <text:p text:style-name="P5">Right table in overview</text:p>
      <text:list xml:id="list35245543" text:continue-numbering="true" text:style-name="L2">
        <text:list-item>
          <text:p text:style-name="P11">get value for variable “<text:span text:style-name="T8">AREA_JSON_DATA_OBJ</text:span>” '/fgm/files/data_v1/' . $country_code_three_digit . '.json'; -- &gt; mainObj</text:p>
        </text:list-item>
        <text:list-item>
          <text:p text:style-name="P13">getIndicatorList function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oja Shet</meta:initial-creator>
    <meta:creation-date>2016-08-11T13:04:35.84</meta:creation-date>
    <dc:date>2016-11-03T15:05:31.35</dc:date>
    <meta:editing-duration>P1DT23H42M6S</meta:editing-duration>
    <meta:editing-cycles>71</meta:editing-cycles>
    <meta:generator>OpenOffice/4.1.1$Win32 OpenOffice.org_project/411m6$Build-9775</meta:generator>
    <meta:document-statistic meta:table-count="0" meta:image-count="0" meta:object-count="0" meta:page-count="4" meta:paragraph-count="90" meta:word-count="676" meta:character-count="6114"/>
  </office:meta>
</office:document-meta>
</file>